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69037" officeooo:paragraph-rsid="00269037"/>
    </style:style>
    <style:style style:name="P2" style:family="paragraph" style:parent-style-name="Standard">
      <style:text-properties officeooo:paragraph-rsid="00247a09"/>
    </style:style>
    <style:style style:name="P3" style:family="paragraph" style:parent-style-name="Standard" style:list-style-name="L1">
      <style:text-properties officeooo:paragraph-rsid="00144624"/>
    </style:style>
    <style:style style:name="P4" style:family="paragraph" style:parent-style-name="Standard" style:list-style-name="L1">
      <style:text-properties officeooo:rsid="00151ef0" officeooo:paragraph-rsid="00151ef0"/>
    </style:style>
    <style:style style:name="P5" style:family="paragraph" style:parent-style-name="Standard" style:list-style-name="L1">
      <style:text-properties officeooo:rsid="00190061" officeooo:paragraph-rsid="00190061"/>
    </style:style>
    <style:style style:name="P6" style:family="paragraph" style:parent-style-name="Standard" style:list-style-name="L2">
      <style:text-properties officeooo:rsid="00190061" officeooo:paragraph-rsid="00190061"/>
    </style:style>
    <style:style style:name="P7" style:family="paragraph" style:parent-style-name="Standard" style:list-style-name="L1">
      <style:text-properties officeooo:rsid="001b6b4b" officeooo:paragraph-rsid="001e9052"/>
    </style:style>
    <style:style style:name="P8" style:family="paragraph" style:parent-style-name="Standard" style:list-style-name="L1">
      <style:text-properties officeooo:rsid="001e9052" officeooo:paragraph-rsid="001e9052"/>
    </style:style>
    <style:style style:name="P9" style:family="paragraph" style:parent-style-name="Standard" style:list-style-name="L3">
      <style:text-properties officeooo:rsid="001e9052" officeooo:paragraph-rsid="001e9052"/>
    </style:style>
    <style:style style:name="P10" style:family="paragraph" style:parent-style-name="Standard" style:list-style-name="L2">
      <style:text-properties officeooo:rsid="001aaf3c" officeooo:paragraph-rsid="001aaf3c"/>
    </style:style>
    <style:style style:name="P11" style:family="paragraph" style:parent-style-name="Standard" style:list-style-name="L2">
      <style:text-properties officeooo:rsid="001aaf3c" officeooo:paragraph-rsid="001e9052"/>
    </style:style>
    <style:style style:name="P12" style:family="paragraph" style:parent-style-name="Standard" style:list-style-name="L3">
      <style:text-properties officeooo:rsid="001ca0a3" officeooo:paragraph-rsid="002a6c05"/>
    </style:style>
    <style:style style:name="P13" style:family="paragraph" style:parent-style-name="Standard" style:list-style-name="L4">
      <style:text-properties officeooo:rsid="001ca0a3" officeooo:paragraph-rsid="001e9052"/>
    </style:style>
    <style:style style:name="P14" style:family="paragraph" style:parent-style-name="Standard" style:list-style-name="L3">
      <style:text-properties officeooo:rsid="00214f23" officeooo:paragraph-rsid="00214f23"/>
    </style:style>
    <style:style style:name="P15" style:family="paragraph" style:parent-style-name="Standard" style:list-style-name="L4">
      <style:text-properties fo:font-weight="normal" officeooo:rsid="00238fa5" officeooo:paragraph-rsid="00238fa5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47a09" officeooo:paragraph-rsid="00247a09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5747a" officeooo:paragraph-rsid="0025747a" style:font-weight-asian="normal" style:font-weight-complex="normal"/>
    </style:style>
    <style:style style:name="P18" style:family="paragraph" style:parent-style-name="Standard" style:list-style-name="L5">
      <style:text-properties officeooo:rsid="0022a42a" officeooo:paragraph-rsid="0022a42a"/>
    </style:style>
    <style:style style:name="P19" style:family="paragraph" style:parent-style-name="Standard" style:list-style-name="L6">
      <style:text-properties officeooo:rsid="0022a42a" officeooo:paragraph-rsid="0022a42a"/>
    </style:style>
    <style:style style:name="P20" style:family="paragraph" style:parent-style-name="Standard" style:list-style-name="L6">
      <style:text-properties officeooo:paragraph-rsid="0022a42a"/>
    </style:style>
    <style:style style:name="T1" style:family="text">
      <style:text-properties officeooo:rsid="00144624"/>
    </style:style>
    <style:style style:name="T2" style:family="text">
      <style:text-properties officeooo:rsid="00151ef0"/>
    </style:style>
    <style:style style:name="T3" style:family="text">
      <style:text-properties officeooo:rsid="00190061"/>
    </style:style>
    <style:style style:name="T4" style:family="text">
      <style:text-properties officeooo:rsid="0019b7db"/>
    </style:style>
    <style:style style:name="T5" style:family="text">
      <style:text-properties officeooo:rsid="001aaf3c"/>
    </style:style>
    <style:style style:name="T6" style:family="text">
      <style:text-properties officeooo:rsid="001b6b4b"/>
    </style:style>
    <style:style style:name="T7" style:family="text">
      <style:text-properties officeooo:rsid="001e9052"/>
    </style:style>
    <style:style style:name="T8" style:family="text">
      <style:text-properties officeooo:rsid="001fc019"/>
    </style:style>
    <style:style style:name="T9" style:family="text">
      <style:text-properties officeooo:rsid="00214f23"/>
    </style:style>
    <style:style style:name="T10" style:family="text">
      <style:text-properties officeooo:rsid="0022a42a"/>
    </style:style>
    <style:style style:name="T11" style:family="text">
      <style:text-properties fo:font-weight="normal" officeooo:rsid="001fc019" style:font-weight-asian="normal" style:font-weight-complex="normal"/>
    </style:style>
    <style:style style:name="T12" style:family="text">
      <style:text-properties officeooo:rsid="00247a09"/>
    </style:style>
    <style:style style:name="T13" style:family="text">
      <style:text-properties officeooo:rsid="0025747a"/>
    </style:style>
    <style:style style:name="T14" style:family="text">
      <style:text-properties officeooo:rsid="00269037"/>
    </style:style>
    <style:style style:name="T15" style:family="text">
      <style:text-properties officeooo:rsid="00270c27"/>
    </style:style>
    <style:style style:name="T16" style:family="text">
      <style:text-properties officeooo:rsid="00281ac3"/>
    </style:style>
    <style:style style:name="T17" style:family="text">
      <style:text-properties officeooo:rsid="002967f5"/>
    </style:style>
    <style:style style:name="T18" style:family="text">
      <style:text-properties officeooo:rsid="002a6c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strates Database Proposal</text:p>
      <text:p text:style-name="P1">Brian Wiley</text:p>
      <text:p text:style-name="Standard"/>
      <text:p text:style-name="Standard"><text:s text:c="4"/>Identify the high-level objectives of your system.</text:p>
      <text:list xml:id="list1913493329" text:style-name="L1">
        <text:list-item>
          <text:p text:style-name="P3"><text:span text:style-name="T1">Collect experimental data </text:span><text:span text:style-name="T2">documenting interactions of proteins </text:span><text:span text:style-name="T3">for</text:span><text:span text:style-name="T2"> </text:span><text:span text:style-name="T1">6 different protein famil</text:span><text:span text:style-name="T2">ies</text:span><text:span text:style-name="T1"> </text:span><text:span text:style-name="T2">specifically to obtain the ability to query a protein to see it</text:span><text:span text:style-name="T18">s</text:span><text:span text:style-name="T2"> substrates.</text:span></text:p>
        </text:list-item>
        <text:list-item>
          <text:p text:style-name="P4">I will be an end user of this database as I found that despite UniProt being a great for indicating the PTMs, <text:span text:style-name="T3">intera</text:span>ctors, and as well as linking to IntAct and Reactome, it does does have a simply ability to lists some of the entry’s substrates.</text:p>
        </text:list-item>
        <text:list-item>
          <text:p text:style-name="P5">User will be able to not only look at substrates but interaction networks <text:span text:style-name="T5">that don’t </text:span><text:span text:style-name="T6">necessarily</text:span><text:span text:style-name="T5"> have a “direction”, i.</text:span><text:span text:style-name="T6">e. enzyme and enzyme target</text:span>. <text:s/></text:p>
        </text:list-item>
        <text:list-item>
          <text:p text:style-name="P7">Will also obtain PDB structures, binding sites and drug ligands for proteins with existing structures. <text:s/></text:p>
        </text:list-item>
        <text:list-item>
          <text:p text:style-name="P8">The overall goal is to give a user a starting ground for looking for more data in the region of the binding sites as well as potential regions for disrupting protein-protein interactions if these interactions have proved pathological in some way.</text:p>
        </text:list-item>
      </text:list>
      <text:p text:style-name="Standard"/>
      <text:p text:style-name="Standard"><text:s text:c="4"/>Describe the scope of your database (what sort of information and how complete you will make your database).</text:p>
      <text:list xml:id="list3465487456" text:style-name="L2">
        <text:list-item>
          <text:p text:style-name="P6">The 6 protein families will be kinases, phophatases, <text:span text:style-name="T4">transferases, </text:span><text:span text:style-name="T5">methyltransferases, peptidases, and isomerases.</text:span></text:p>
        </text:list-item>
        <text:list-item>
          <text:p text:style-name="P10">The species included will Homo sapiens, 3 rodents – mouse, rat, chinese hamster, E. coli., S. cerevisiae (Bakers yeast strain) and A. thaliana.</text:p>
        </text:list-item>
        <text:list-item>
          <text:p text:style-name="P11">As indicated below in resources, the 6 proteins families from all the families will first be queried from UniProt’s tab format <text:span text:style-name="T7">to obtain a list of about 6,000 proteins in total as well as query the UniProt data for PDB structures</text:span>. <text:s/></text:p>
        </text:list-item>
        <text:list-item>
          <text:p text:style-name="P11"><text:span text:style-name="T7">Interaction data will come from 4 different locations. <text:s/>Two are specific for 2 of the protein families, kinase </text:span><text:span text:style-name="T10">substrates and peptidase substrates</text:span><text:span text:style-name="T9">. <text:s/></text:span><text:span text:style-name="T10">The other two are general for any type of protein and so although users can look for proteins from a search “</text:span><text:span text:style-name="T18">auto-</text:span><text:span text:style-name="T10">complete” of </text:span><text:span text:style-name="T18">proteins from </text:span><text:span text:style-name="T10">just the 6 families, other proteins not in those families may have potential hits</text:span></text:p>
        </text:list-item>
      </text:list>
      <text:p text:style-name="Standard"/>
      <text:p text:style-name="Standard"><text:s text:c="4"/>Identify what activities your users will be able to do and/or questions they will be able to answer with your database/resource.</text:p>
      <text:list xml:id="list3620319477" text:style-name="L3">
        <text:list-item>
          <text:p text:style-name="P12">Users will first be able to choose a species from list as well as protein family to narrow down search to perform an interaction network in both directions with N edges recursive<text:span text:style-name="T18">ly</text:span>. <text:s text:c="2"/>The substrates functionality is actually the degenerate case in which the use<text:span text:style-name="T15">r</text:span> selects/<text:span text:style-name="T15">enters</text:span> <text:span text:style-name="T15">a </text:span><text:span text:style-name="T7">protein, </text:span><text:span text:style-name="T15">selects </text:span><text:span text:style-name="T7">the “downstream” direction, and N=1. <text:s/></text:span><text:span text:style-name="T9">Directional interactions will be searched on one tab and another tab will be solely for a subset of protein associations without direction implied.</text:span></text:p>
        </text:list-item>
        <text:list-item>
          <text:p text:style-name="P9">Users can also obtain the PDB structures <text:span text:style-name="T9">and the binding sites on another table of the GUI</text:span></text:p>
        </text:list-item>
        <text:list-item>
          <text:p text:style-name="P14">Lastly users will be able to click a link for the protein templates in Swiss-Model <text:span text:style-name="T18">for the selected <text:s/>UniProt id.</text:span></text:p>
        </text:list-item>
      </text:list>
      <text:p text:style-name="Standard"/>
      <text:p text:style-name="Standard"><text:s text:c="4"/>Enumerate any software or other resources you will be using, including data sources.</text:p>
      <text:list xml:id="list4008717836" text:style-name="L4">
        <text:list-item>
          <text:p text:style-name="P13">Python will be used to populate data in the database initially. <text:s/></text:p>
          <text:list>
            <text:list-item>
              <text:p text:style-name="P13">Sources of data will come from UniProt for proteins in the 6 families and organisms. <text:s/><text:span text:style-name="T18">This is result of an API search with format=tab</text:span></text:p>
            </text:list-item>
            <text:list-item>
              <text:p text:style-name="P13"><text:span text:style-name="T7">Interaction data </text:span><text:span text:style-name="T8">for substrates </text:span><text:span text:style-name="T7">will come from </text:span><text:span text:style-name="T8">different resources listed below. <text:s/>Not all proteins from UniProt </text:span><text:span text:style-name="T16">selection </text:span><text:span text:style-name="T8">will have interaction data and not all interaction data will necessarily be from the sele</text:span><text:span text:style-name="T11">cted 6000 UniProt IDs. <text:s/></text:span></text:p>
              <text:list>
                <text:list-item>
                  <text:p text:style-name="P15"><text:soft-page-break/>PhospositePlus Kinase-substrate dataset <text:span text:style-name="T12">(Tab delimited Download)</text:span></text:p>
                </text:list-item>
                <text:list-item>
                  <text:p text:style-name="P16">IntAct – This is also Tab <text:span text:style-name="T14">delimited</text:span> download. <text:s/>It is 1 million line download. <text:s/>Only 10,000 interactions are likely to have an direction associated with them. <text:s/>Then another 10,000 will be just strictly associations in their own graph</text:p>
                </text:list-item>
                <text:list-item>
                  <text:p text:style-name="P16">InnateDB is same type of download as IntAct, an MiTab file with 42 columns. <text:s/>The same filter preprocessing for <text:span text:style-name="T14">separate </text:span>direction<text:span text:style-name="T14">al</text:span> <text:s/><text:span text:style-name="T14">neo4j graph </text:span>and association <text:span text:style-name="T14">neo4j graph</text:span> will be done</text:p>
                </text:list-item>
                <text:list-item>
                  <text:p text:style-name="P16">Merops full database download has a script for just Subst<text:span text:style-name="T14">r</text:span>ates called Substrate_search.sql for MySQL <text:span text:style-name="T14">that will go into the MySQL database.</text:span></text:p>
                </text:list-item>
              </text:list>
            </text:list-item>
            <text:list-item>
              <text:p text:style-name="P16">PDBe API used in HW #3 for Binding sites and drugs in PDB structures. <text:s/><text:span text:style-name="T14">Already using Python and UniProt XML API to get names </text:span><text:span text:style-name="T18">and alternative names and tab files from UniPriot API do not have</text:span><text:span text:style-name="T14"> so will get structures here.</text:span></text:p>
            </text:list-item>
            <text:list-item>
              <text:p text:style-name="P16">R Shiny will be used to obtain selections from User to connect and pull data from neo4j graph database and show using “igraph” <text:span text:style-name="T13">and “plotly” packages </text:span><text:span text:style-name="T18">to show the graph on the screen</text:span><text:span text:style-name="T13">.</text:span></text:p>
            </text:list-item>
            <text:list-item>
              <text:p text:style-name="P17">Link to Swiss-Model with the UniProt ID. <text:s/>This is easy for example concat the prefix <text:a xlink:type="simple" xlink:href="https://swissmodel.expasy.org/repository/uniprot/" text:style-name="Internet_20_link" text:visited-style-name="Visited_20_Internet_20_Link">https://swissmodel.expasy.org/repository/uniprot/</text:a> to the UniProt ID as in <text:a xlink:type="simple" xlink:href="https://swissmodel.expasy.org/repository/uniprot/Q8VZJ1" text:style-name="Internet_20_link" text:visited-style-name="Visited_20_Internet_20_Link">https://swissmodel.expasy.org/repository/uniprot/Q8VZJ1</text:a></text:p>
              <text:p text:style-name="P17"/>
            </text:list-item>
          </text:list>
        </text:list-item>
      </text:list>
      <text:p text:style-name="Standard"/>
      <text:p text:style-name="Standard"><text:s text:c="4"/>Identify what type of database you intend to develop (examples: relational database with MySQL; a federated system where you query other databases and build a response on-the-fly without storing anything; an XML “database”; a NoSQL database)</text:p>
      <text:list xml:id="list2976418056" text:style-name="L5">
        <text:list-item>
          <text:p text:style-name="P18">I will be using MySQL to house the data which will include table for UniProt proteins, table for each of the 4 interaction/substrates sources, and one for PDB binding site data and one for drugs in the structure like HW #3.</text:p>
        </text:list-item>
        <text:list-item>
          <text:p text:style-name="P18">Then the interaction/substrates data from those 4 tables from MySQL will be used to insert the graph into the NoSQL neo4j <text:span text:style-name="T18">graph </text:span><text:span text:style-name="T14">database </text:span>which has the ability for easy recursion <text:span text:style-name="T14">graph </text:span>calls.</text:p>
        </text:list-item>
      </text:list>
      <text:p text:style-name="Standard"/>
      <text:p text:style-name="Standard"><text:s text:c="4"/>List your “deliverables”. Deliverables include whatever you develop for your system/database, such as Perl scripts (or whatever programs you write in whatever language you choose), XML files, flat files, database file, web site -- whatever you create. (You do not have to mention the report, which is its own part of the Course Project.)</text:p>
      <text:list xml:id="list3384564184" text:style-name="L6">
        <text:list-item>
          <text:p text:style-name="P19">Python scripts to clean data and prepare for inserting into MySQL</text:p>
        </text:list-item>
        <text:list-item>
          <text:p text:style-name="P20"><text:span text:style-name="T10">MySQL database – </text:span><text:span text:style-name="T17">this is folder inside /var/lib/mysql so I will submit the database folder in here.</text:span></text:p>
        </text:list-item>
        <text:list-item>
          <text:p text:style-name="P19">Hidden neo4j graph database <text:span text:style-name="T17">layer</text:span> (I am not sure how to submit this since the entire neo4j database folder is 7.0 GB and you won’t be able to see it without have entire neo4j desktop installed)</text:p>
          <text:list>
            <text:list-item>
              <text:p text:style-name="P19">This will be demonstrated in addition to the GUI just to show some interface of neo4j to class</text:p>
            </text:list-item>
          </text:list>
        </text:list-item>
        <text:list-item>
          <text:p text:style-name="P19">R scripts that will house the Shiny apps <text:span text:style-name="T12">for the User GUI </text:span><text:span text:style-name="T14">that will query neo4j database.</text:span></text:p>
        </text:list-item>
      </text:list>
      <text:p text:style-name="Standard"/>
      <text:p text:style-name="Standard"/>
      <text:p text:style-name="P2"><text:span text:style-name="T12">Overall I think this is too much work from a time perspective. <text:s/>It would probably take around </text:span><text:span text:style-name="T17">1</text:span><text:span text:style-name="T12">00 hours to do it all (ball park, it may be less hopefully). <text:s/>I won’t know what I want to cut out until I get the data into both MySQL and start testing the neo4j graph database. <text:s/>I might cut out </text:span><text:span text:style-name="T13">R Shiny and plotly GUI and just use an R scripts to print report and demonstrate saved </text:span><text:span text:style-name="T18">recursive </text:span><text:span text:style-name="T13">queries in the neo4j </text:span><text:soft-page-break/><text:span text:style-name="T13">desktop for the substrate graphs. <text:s/>I am really excited to show ever</text:span><text:span text:style-name="T14">y</text:span><text:span text:style-name="T13">body neo4j as I believe not many students are going to do a NoSQL and I have gotten pretty good and it is a very pretty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51:10.309957313</meta:creation-date>
    <dc:date>2020-11-01T13:07:50.787232759</dc:date>
    <meta:editing-duration>P1DT1H26M33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3" meta:paragraph-count="39" meta:word-count="1135" meta:character-count="6726" meta:non-whitespace-character-count="5603"/>
  </office:meta>
</office:document-meta>
</file>